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e7c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4.304cm" svg:x2="4.246cm" svg:y2="5.867cm">
          <text:p/>
        </draw:line>
        <draw:line draw:style-name="gr1" draw:text-style-name="P1" draw:layer="layout" svg:x1="12.618cm" svg:y1="7.402cm" svg:x2="12.618cm" svg:y2="9.576cm">
          <text:p/>
        </draw:line>
        <draw:frame draw:style-name="gr2" draw:text-style-name="P2" draw:layer="layout" svg:width="5.929cm" svg:height="1.119cm" svg:x="14.15cm" svg:y="9.197cm">
          <draw:text-box>
            <text:p><text:span text:style-name="T1">Learn rules</text:span></text:p>
          </draw:text-box>
        </draw:frame>
        <draw:line draw:style-name="gr1" draw:text-style-name="P1" draw:layer="layout" svg:x1="5.987cm" svg:y1="6.624cm" svg:x2="9.346cm" svg:y2="6.624cm">
          <text:p/>
        </draw:line>
        <draw:frame draw:style-name="gr2" draw:text-style-name="P2" draw:layer="layout" svg:width="7.254cm" svg:height="1.119cm" svg:x="28.027cm" svg:y="0.528cm">
          <draw:text-box>
            <text:p text:style-name="P2"><text:span text:style-name="T1">Verification report</text:span></text:p>
          </draw:text-box>
        </draw:frame>
        <draw:rect draw:style-name="gr3" draw:text-style-name="P3" draw:layer="layout" svg:width="4.865cm" svg:height="1.424cm" svg:x="9.079cm" svg:y="9.602cm">
          <text:p text:style-name="P1"><text:span text:style-name="T1">Learner</text:span></text:p>
        </draw:rect>
        <draw:frame draw:style-name="gr4" draw:text-style-name="P1" draw:layer="layout" svg:width="1.439cm" svg:height="2.158cm" svg:x="25.146cm" svg:y="0.5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9.667cm">
          <text:p text:style-name="P1"><text:span text:style-name="T2">Rules</text:span></text:p>
        </draw:rect>
        <draw:g>
          <draw:custom-shape draw:style-name="gr6" draw:text-style-name="P1" draw:layer="layout" svg:width="4.386cm" svg:height="2.324cm" draw:transform="rotate (3.1415926535892) translate (7.182cm 2.8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5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3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4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5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6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7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5.518cm">
          <draw:text-box>
            <text:p text:style-name="P1">Intermediate representation</text:p>
          </draw:text-box>
        </draw:frame>
        <draw:line draw:style-name="gr1" draw:text-style-name="P1" draw:layer="layout" svg:x1="31.574cm" svg:y1="5.814cm" svg:x2="33.531cm" svg:y2="5.814cm">
          <text:p/>
        </draw:line>
        <draw:line draw:style-name="gr8" draw:text-style-name="P1" draw:layer="layout" svg:x1="35.233cm" svg:y1="5.287cm" svg:x2="35.233cm" svg:y2="1.723cm">
          <text:p/>
        </draw:line>
        <draw:line draw:style-name="gr9" draw:text-style-name="P1" draw:layer="layout" svg:x1="26.985cm" svg:y1="1.723cm" svg:x2="35.275cm" svg:y2="1.723cm">
          <text:p/>
        </draw:line>
        <draw:custom-shape draw:style-name="gr10" draw:text-style-name="P3" draw:layer="layout" svg:width="3.539cm" svg:height="2.241cm" svg:x="33.486cm" svg:y="4.6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0.664cm" svg:y="6.023cm">
          <text:p text:style-name="P1"><text:span text:style-name="T1">Translator</text:span></text:p>
        </draw:rect>
        <draw:frame draw:style-name="gr2" draw:text-style-name="P2" draw:layer="layout" svg:width="5.929cm" svg:height="1.119cm" svg:x="5.767cm" svg:y="5.318cm">
          <draw:text-box>
            <text:p text:style-name="P2"><text:span text:style-name="T1">Translate</text:span></text:p>
          </draw:text-box>
        </draw:frame>
        <draw:rect draw:style-name="gr11" draw:text-style-name="P5" xml:id="id3" draw:id="id3" draw:layer="layout" svg:width="6.558cm" svg:height="2.195cm" svg:x="18.096cm" svg:y="0.462cm">
          <text:p text:style-name="P1"><text:span text:style-name="T3">Configuration files</text:span></text:p>
          <text:p text:style-name="P1"><text:span text:style-name="T3">to verify</text:span></text:p>
        </draw:rect>
        <draw:line draw:style-name="gr1" draw:text-style-name="P1" draw:layer="layout" svg:x1="14.239cm" svg:y1="10.568cm" svg:x2="18.803cm" svg:y2="10.568cm">
          <text:p/>
        </draw:line>
        <draw:g xml:id="id2" draw:id="id2">
          <draw:rect draw:style-name="gr3" draw:text-style-name="P3" draw:layer="layout" svg:width="11.219cm" svg:height="3.848cm" svg:x="20.355cm" svg:y="4.5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</text:span></text:p>
          </draw:rect>
          <draw:rect draw:style-name="gr12" draw:text-style-name="P5" draw:layer="layout" svg:width="4.58cm" svg:height="2.002cm" svg:x="26.132cm" svg:y="4.925cm">
            <text:p text:style-name="P5"><text:span text:style-name="T3">2. Anomaly </text:span></text:p>
            <text:p text:style-name="P5"><text:span text:style-name="T3">Checking</text:span></text:p>
          </draw:rect>
          <draw:rect draw:style-name="gr12" draw:text-style-name="P5" draw:layer="layout" svg:width="4.483cm" svg:height="1.971cm" svg:x="21.092cm" svg:y="4.955cm">
            <text:p text:style-name="P5"><text:span text:style-name="T3">1. Error </text:span></text:p>
            <text:p text:style-name="P5"><text:span text:style-name="T3">Detecting</text:span></text:p>
          </draw:rect>
        </draw:g>
        <draw:connector draw:style-name="gr1" draw:text-style-name="P1" draw:layer="layout" draw:type="curve" svg:x1="23.403cm" svg:y1="10.45cm" svg:x2="25.964cm" svg:y2="8.37cm" draw:start-shape="id1" draw:start-glue-point="1" draw:end-shape="id2" draw:end-glue-point="2" svg:d="m23403 10450c1708 0 2561-693 2561-2080">
          <text:p/>
        </draw:connector>
        <draw:connector draw:style-name="gr13" draw:text-style-name="P1" draw:layer="layout" draw:type="curve" draw:line-skew="-0.152cm -1.27cm" svg:x1="21.375cm" svg:y1="2.657cm" svg:x2="20.355cm" svg:y2="6.446cm" draw:start-shape="id3" draw:start-glue-point="2" draw:end-shape="id2" draw:end-glue-point="3" svg:d="m21375 2657c0 1051-1408 875-2337 1560s-1377 2229 1317 2229">
          <text:p/>
        </draw:connector>
        <draw:custom-shape draw:style-name="gr14" draw:text-style-name="P3" draw:layer="layout" svg:width="4.721cm" svg:height="2.565cm" svg:x="0.691cm" svg:y="8.67cm">
          <text:p text:style-name="P3"><text:span text:style-name="T1">Templat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5.72cm" svg:y1="10.319cm" svg:x2="9.079cm" svg:y2="10.319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1.6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846cm" svg:x="1cm" svg:y="4.497cm"/>
      <draw:page-thumbnail draw:layer="backgroundobjects" svg:width="9.294cm" svg:height="2.846cm" svg:x="1cm" svg:y="12.545cm"/>
      <draw:page-thumbnail draw:layer="backgroundobjects" svg:width="9.294cm" svg:height="2.846cm" svg:x="1cm" svg:y="20.593cm"/>
      <draw:page-thumbnail draw:layer="backgroundobjects" svg:width="9.294cm" svg:height="2.846cm" svg:x="11.295cm" svg:y="4.497cm"/>
      <draw:page-thumbnail draw:layer="backgroundobjects" svg:width="9.294cm" svg:height="2.846cm" svg:x="11.295cm" svg:y="12.545cm"/>
      <draw:page-thumbnail draw:layer="backgroundobjects" svg:width="9.294cm" svg:height="2.846cm" svg:x="11.295cm" svg:y="20.5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8M30S</meta:editing-duration>
    <meta:editing-cycles>18</meta:editing-cycles>
    <dc:date>2016-05-05T10:14:44</dc:date>
    <dc:creator>Ennan Zhai</dc:creator>
    <meta:generator>OpenOffice/4.0.1$Unix OpenOffice.org_project/401m5$Build-9714</meta:generator>
    <meta:document-statistic meta:object-count="56"/>
  </office:meta>
</office:document-meta>
</file>